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nkar</meta:initial-creator>
    <meta:creation-date>2011-11-28T18:00:57</meta:creation-date>
    <dc:creator>Sankar</dc:creator>
    <dc:date>2011-11-28T18:00:5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1.1748</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Pathway\Test\PsExport\TestFiles\Output\T9\PartFile1"
Const IsPreview = "False"
Const RunMacroFirstTime = "True"

'Changed On Oct-25-2011 for TD-2696(FlexRev.odt takes time to open)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If CanSave Then
		oDoc = ThisComponent 
		oDoc.store() 
	End If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